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3.89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</text:p>
          </table:table-cell>
          <table:table-cell office:value-type="string" calcext:value-type="string">
            <text:p><text:s/>Supplier</text:p>
          </table:table-cell>
          <table:table-cell/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CON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:JACK_ALIM</text:p>
          </table:table-cell>
          <table:table-cell office:value-type="string" calcext:value-type="string">
            <text:p>http://dlnmh9ip6v2uc.cloudfront.net/datasheets/Prototyping/18742.pdf</text:p>
          </table:table-cell>
          <table:table-cell office:value-type="string" calcext:value-type="string">
            <text:p>PRT-10811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H2]*[.G2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Connect:USB_Mini-B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_Oscillators_SMD:crystal_FA238-TSX3225</text:p>
          </table:table-cell>
          <table:table-cell office:value-type="string" calcext:value-type="string">
            <text:p>http://www.farnell.com/datasheets/97450.pdf</text:p>
          </table:table-cell>
          <table:table-cell office:value-type="string" calcext:value-type="string">
            <text:p>ABM8-16.000MHZ-B2-T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H4]*[.G4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XMEGA256A3BU-A</text:p>
          </table:table-cell>
          <table:table-cell office:value-type="string" calcext:value-type="string">
            <text:p>Housings_QFP:TQFP-64_14x14mm_Pitch0.8mm</text:p>
          </table:table-cell>
          <table:table-cell/>
          <table:table-cell office:value-type="string" calcext:value-type="string">
            <text:p>ATXMEGA256A3BU-A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5.41" calcext:value-type="float">
            <text:p>5.41</text:p>
          </table:table-cell>
          <table:table-cell table:formula="of:=[.H5]*[.G5]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CA9685</text:p>
          </table:table-cell>
          <table:table-cell office:value-type="string" calcext:value-type="string">
            <text:p>Housings_SSOP:TSSOP-28_4.4x9.7mm_Pitch0.65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table:formula="of:=[.H6]*[.G6]" office:value-type="float" office:value="16.08" calcext:value-type="float">
            <text:p>16.0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formula="of:=[.H7]*[.G7]"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LT8612</text:p>
          </table:table-cell>
          <table:table-cell office:value-type="string" calcext:value-type="string">
            <text:p>rgb:28QFN</text:p>
          </table:table-cell>
          <table:table-cell table:number-columns-repeated="2"/>
          <table:table-cell office:value-type="string" calcext:value-type="string">
            <text:p>L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rgb:BU2032SM-HD-GTR-ND</text:p>
          </table:table-cell>
          <table:table-cell office:value-type="string" calcext:value-type="string">
            <text:p>http://www.memoryprotectiondevices.com/datasheets/BU2032SM-HD-G-datasheet.pdf</text:p>
          </table:table-cell>
          <table:table-cell office:value-type="string" calcext:value-type="string">
            <text:p>BU2032SM-HD-GTR-ND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H9]*[.G9]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VR_JTAG_Header</text:p>
          </table:table-cell>
          <table:table-cell office:value-type="string" calcext:value-type="string">
            <text:p>rgb:FTSH-105-01-L-DV-K-A-P</text:p>
          </table:table-cell>
          <table:table-cell/>
          <table:table-cell office:value-type="string" calcext:value-type="string">
            <text:p>FTSH-105-01-L-DV-K-A-P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formula="of:=[.H10]*[.G10]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LED11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rgb:rgbled1</text:p>
          </table:table-cell>
          <table:table-cell/>
          <table:table-cell office:value-type="string" calcext:value-type="string">
            <text:p>ASMT-YTD7-0AA02</text:p>
          </table:table-cell>
          <table:table-cell office:value-type="string" calcext:value-type="string">
            <text:p>Farnell</text:p>
          </table:table-cell>
          <table:table-cell office:value-type="float" office:value="60" calcext:value-type="float">
            <text:p>60</text:p>
          </table:table-cell>
          <table:table-cell office:value-type="float" office:value="0.276" calcext:value-type="float">
            <text:p>0.276</text:p>
          </table:table-cell>
          <table:table-cell table:formula="of:=[.H11]*[.G11]" office:value-type="float" office:value="16.56" calcext:value-type="float">
            <text:p>16.5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2u</text:p>
          </table:table-cell>
          <table:table-cell office:value-type="string" calcext:value-type="string">
            <text:p>rgb:SD43</text:p>
          </table:table-cell>
          <table:table-cell office:value-type="string" calcext:value-type="string">
            <text:p>http://www.coilcraft.com/pdfs/sd43.pdf</text:p>
          </table:table-cell>
          <table:table-cell office:value-type="string" calcext:value-type="string">
            <text:p>SD43-332ML</text:p>
          </table:table-cell>
          <table:table-cell office:value-type="string" calcext:value-type="string">
            <text:p>Coilcraft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H12]*[.G12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rgb:SMD_Osc</text:p>
          </table:table-cell>
          <table:table-cell office:value-type="string" calcext:value-type="string">
            <text:p>http://www.abracon.com/Resonators/ABS06.pdf</text:p>
          </table:table-cell>
          <table:table-cell office:value-type="string" calcext:value-type="string">
            <text:p>ABS06-32.768KHZ-1-T</text:p>
          </table:table-cell>
          <table:table-cell office:value-type="string" calcext:value-type="string">
            <text:p>Farnell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formula="of:=[.H13]*[.G13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Socket_Strips:Socket_Strip_Straight_2x08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]*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http://www.newark.com/pdfs/datasheets/spc/Ta-1143.pdf</text:p>
          </table:table-cell>
          <table:table-cell office:value-type="string" calcext:value-type="string">
            <text:p>MC32882</text:p>
          </table:table-cell>
          <table:table-cell office:value-type="string" calcext:value-type="string">
            <text:p>Farnell</text:p>
          </table:table-cell>
          <table:table-cell office:value-type="float" office:value="4" calcext:value-type="float">
            <text:p>4</text:p>
          </table:table-cell>
          <table:table-cell office:value-type="float" office:value="0.173" calcext:value-type="float">
            <text:p>0.173</text:p>
          </table:table-cell>
          <table:table-cell table:formula="of:=[.H15]*[.G15]"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float" office:value="37.41" calcext:value-type="float">
            <text:p>37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7.25" calcext:value-type="float">
            <text:p>17.25</text:p>
          </table:table-cell>
          <table:table-cell/>
          <table:table-cell table:formula="of:=SUM([.I2:.I15])*10+[.I16]" office:value-type="float" office:value="478.51" calcext:value-type="float">
            <text:p>478.5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4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1T18:06:27.424211526</dc:date>
    <meta:document-statistic meta:table-count="1" meta:cell-count="122" meta:object-count="0"/>
    <meta:generator>LibreOffice/4.2.7.2$Linux_X86_64 LibreOffice_project/420m0$Build-2</meta:generator>
  </office:meta>
</office:document-meta>
</file>